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bf7d" officeooo:paragraph-rsid="000abf7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bf7d" officeooo:paragraph-rsid="000abf7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 Worksphop 1</text:p>
      <text:p text:style-name="P1"/>
      <text:p text:style-name="P1">This Git repository is primarily concerned with the evaluation of different loss functions in the framework of neural networks.</text:p>
      <text:p text:style-name="P1"/>
      <text:p text:style-name="P1">First, the file named “Loss Functions for Machine Learning Algorithms” gives a short <text:s/>theoretical introduction to the most common loss functions used in neural networks, and how these relate to the overarching framework of maximum likelihood estimation.</text:p>
      <text:p text:style-name="P1"/>
      <text:p text:style-name="P1">Second, the jupyter notebook named “loss_functions_graphical” implements several different loss functions and plots the results to visualize the differences.</text:p>
      <text:p text:style-name="P1"/>
      <text:p text:style-name="P1">This repository was created by Paul Leitner and Matthias Sammer, whereas Mr. Leitner was in charge of implementation and Mr. Sammer provided the theoretical background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6:30:13.251294976</meta:creation-date>
    <dc:date>2020-03-29T16:41:36.912339212</dc:date>
    <meta:editing-duration>PT1M3S</meta:editing-duration>
    <meta:editing-cycles>1</meta:editing-cycles>
    <meta:document-statistic meta:table-count="0" meta:image-count="0" meta:object-count="0" meta:page-count="1" meta:paragraph-count="5" meta:word-count="103" meta:character-count="724" meta:non-whitespace-character-count="624"/>
    <meta:generator>LibreOffice/6.0.7.3$Linux_X86_64 LibreOffice_project/00m0$Build-3</meta:generator>
  </office:meta>
</office:document-meta>
</file>